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22.55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88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LW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K-870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igi-Key# BK-870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Arrow# CC0805KRX5R6BB106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rrow# LTST-C193KRKT-5A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_47346-000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Digi-Key# 609-4613-1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Array_Convex_2x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-Key# ‎RHM1381CT-ND‎</text:p>
          </table:table-cell>
          <table:table-cell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_Array_Convex_2x060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Digi-Key# ‎RHM1589CT-ND‎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igi-Key# A130090TR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JS102011JAQN_Handsoldering</text:p>
          </table:table-cell>
          <table:table-cell office:value-type="string" calcext:value-type="string">
            <text:p>Push_SW (Slide)</text:p>
          </table:table-cell>
          <table:table-cell office:value-type="string" calcext:value-type="string">
            <text:p>Digi-Key# CKN10720CT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GA-8_NO_DOT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Arrow# BMP280 CC0805KRX5R6BB106</text:p>
          </table:table-cell>
          <table:table-cell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QFN-20-1EP_4x4mm_Pitch0.5mm_NO_PIN_10</text:p>
          </table:table-cell>
          <table:table-cell table:style-name="ce3" office:value-type="string" calcext:value-type="string">
            <text:p>ATTINY841-MU</text:p>
          </table:table-cell>
          <table:table-cell table:style-name="ce3" office:value-type="string" calcext:value-type="string">
            <text:p>Digi-Key# ATTINY841-MU-N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16_4x4mm_Pitch0.65mm_NO_PIN_12</text:p>
          </table:table-cell>
          <table:table-cell office:value-type="string" calcext:value-type="string">
            <text:p>FT230XQ-R</text:p>
          </table:table-cell>
          <table:table-cell office:value-type="string" calcext:value-type="string">
            <text:p>Digi-Key# 768-1130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09:29:00.666522872</dc:date>
    <meta:editing-duration>PT9M49S</meta:editing-duration>
    <meta:editing-cycles>6</meta:editing-cycles>
    <meta:generator>LibreOffice/5.2.7.2$Linux_X86_64 LibreOffice_project/20m0$Build-2</meta:generator>
    <meta:document-statistic meta:table-count="1" meta:cell-count="48" meta:object-count="0"/>
  </office:meta>
</office:document-meta>
</file>